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16AFA4487C789B24E7B.png" manifest:media-type="image/png"/>
  <manifest:file-entry manifest:full-path="Pictures/1000020100000ADA00000211EEC7680B2A6AB970.png" manifest:media-type="image/png"/>
  <manifest:file-entry manifest:full-path="Pictures/10000201000002D000000197FF6F06083314B9F6.png" manifest:media-type="image/png"/>
  <manifest:file-entry manifest:full-path="Pictures/10000201000005200000011DFD75432567AC4C76.png" manifest:media-type="image/png"/>
  <manifest:file-entry manifest:full-path="Pictures/100000000000025800000154B6F5415A2F3CC7B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5.874cm" svg:height="8.995cm" svg:x="10.16cm" svg:y="2.181cm">
          <draw:image xlink:href="Pictures/100000000000025800000154B6F5415A2F3CC7BE.jpg" xlink:type="simple" xlink:show="embed" xlink:actuate="onLoad" loext:mime-type="image/jpeg">
            <text:p/>
          </draw:image>
        </draw:frame>
        <draw:frame draw:style-name="gr1" draw:text-style-name="P1" draw:layer="layout" svg:width="8.382cm" svg:height="4.738cm" svg:x="13.208cm" svg:y="9.115cm">
          <draw:image xlink:href="Pictures/10000201000002D000000197FF6F06083314B9F6.png" xlink:type="simple" xlink:show="embed" xlink:actuate="onLoad" loext:mime-type="image/png">
            <text:p/>
          </draw:image>
        </draw:frame>
        <draw:frame draw:style-name="gr1" draw:text-style-name="P1" draw:layer="layout" svg:width="16.08cm" svg:height="3.061cm" svg:x="1.192cm" svg:y="1.765cm">
          <draw:image xlink:href="Pictures/1000020100000ADA00000211EEC7680B2A6AB970.png" xlink:type="simple" xlink:show="embed" xlink:actuate="onLoad" loext:mime-type="image/png">
            <text:p/>
          </draw:image>
        </draw:frame>
        <draw:frame draw:style-name="gr1" draw:text-style-name="P1" draw:layer="layout" svg:width="11.289cm" svg:height="2.452cm" svg:x="1.665cm" svg:y="5.322cm">
          <draw:image xlink:href="Pictures/10000201000005200000011DFD75432567AC4C76.png" xlink:type="simple" xlink:show="embed" xlink:actuate="onLoad" loext:mime-type="image/png">
            <text:p/>
          </draw:image>
        </draw:frame>
        <draw:frame draw:style-name="gr1" draw:text-style-name="P1" draw:layer="layout" svg:width="11.657cm" svg:height="2.93cm" svg:x="1.832cm" svg:y="9.144cm">
          <draw:image xlink:href="Pictures/10000000000005A00000016AFA4487C789B24E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31:42.746942717</meta:creation-date>
    <dc:date>2020-06-04T17:49:56.677373462</dc:date>
    <meta:editing-duration>PT5M44S</meta:editing-duration>
    <meta:editing-cycles>3</meta:editing-cycles>
    <meta:generator>LibreOffice/6.4.3.2$Linux_X86_64 LibreOffice_project/40$Build-2</meta:generator>
    <meta:document-statistic meta:object-count="28"/>
  </office:meta>
</office:document-meta>
</file>